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  <table:table-cell office:value-type="string">
            <text:p>T-Min</text:p>
          </table:table-cell>
          <table:table-cell table:number-columns-repeated="2"/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0.65">
            <text:p>0,65</text:p>
          </table:table-cell>
          <table:table-cell table:formula="of:=EXP(-[.B2]/(2*[.C2]*[.C2]))" office:value-type="float" office:value="0.0937743508625086">
            <text:p>0,0937743509</text:p>
          </table:table-cell>
          <table:table-cell table:formula="of:=[.C2]/1000" office:value-type="float" office:value="0.00065">
            <text:p>0,00065</text:p>
          </table:table-cell>
          <table:table-cell table:formula="of:=[.C2]/100" office:value-type="float" office:value="0.0065">
            <text:p>0,0065</text:p>
          </table:table-cell>
          <table:table-cell table:formula="of:=[.C2]/5" office:value-type="float" office:value="0.13">
            <text:p>0,13</text:p>
          </table:table-cell>
          <table:table-cell table:formula="of:=[.C2]/10" office:value-type="float" office:value="0.065">
            <text:p>0,065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1">
            <text:p>1,1</text:p>
          </table:table-cell>
          <table:table-cell table:formula="of:=EXP(-[.B3]/(2*[.C3]*[.C3]))" office:value-type="float" office:value="0.126676877988635">
            <text:p>0,126676878</text:p>
          </table:table-cell>
          <table:table-cell table:formula="of:=[.C3]/1000" office:value-type="float" office:value="0.0011">
            <text:p>0,0011</text:p>
          </table:table-cell>
          <table:table-cell table:formula="of:=[.C3]/100" office:value-type="float" office:value="0.011">
            <text:p>0,011</text:p>
          </table:table-cell>
          <table:table-cell table:formula="of:=[.C3]/5" office:value-type="float" office:value="0.22">
            <text:p>0,22</text:p>
          </table:table-cell>
          <table:table-cell table:formula="of:=[.C3]/10" office:value-type="float" office:value="0.11">
            <text:p>0,1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  <table:table-cell table:formula="of:=[.C4]/5" office:value-type="float" office:value="0.3">
            <text:p>0,3</text:p>
          </table:table-cell>
          <table:table-cell table:formula="of:=[.C4]/10" office:value-type="float" office:value="0.15">
            <text:p>0,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  <table:table-cell table:formula="of:=[.C5]/5" office:value-type="float" office:value="0.4">
            <text:p>0,4</text:p>
          </table:table-cell>
          <table:table-cell table:formula="of:=[.C5]/10" office:value-type="float" office:value="0.2">
            <text:p>0,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  <table:table-cell table:formula="of:=[.C6]/5" office:value-type="float" office:value="0.48">
            <text:p>0,48</text:p>
          </table:table-cell>
          <table:table-cell table:formula="of:=[.C6]/10" office:value-type="float" office:value="0.24">
            <text:p>0,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  <table:table-cell table:formula="of:=[.C7]/5" office:value-type="float" office:value="0.66">
            <text:p>0,66</text:p>
          </table:table-cell>
          <table:table-cell table:formula="of:=[.C7]/10" office:value-type="float" office:value="0.33">
            <text:p>0,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  <table:table-cell table:formula="of:=[.C8]/5" office:value-type="float" office:value="0.76">
            <text:p>0,76</text:p>
          </table:table-cell>
          <table:table-cell table:formula="of:=[.C8]/10" office:value-type="float" office:value="0.38">
            <text:p>0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24/02/2011</text:date>, <text:time>15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4T15:51:40</dc:date>
    <dc:creator>Anderson Berg</dc:creator>
    <meta:editing-duration>PT33H54M03S</meta:editing-duration>
    <meta:editing-cycles>10</meta:editing-cycles>
    <meta:generator>OpenOffice.org/3.2$Unix OpenOffice.org_project/320m19$Build-9505</meta:generator>
    <meta:document-statistic meta:table-count="3" meta:cell-count="62" meta:object-count="0"/>
  </office:meta>
</office:document-meta>
</file>